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16a836" officeooo:paragraph-rsid="0016a836"/>
    </style:style>
    <style:style style:name="P2" style:family="paragraph" style:parent-style-name="Text_20_body">
      <style:text-properties officeooo:rsid="0016a836" officeooo:paragraph-rsid="0016a836"/>
    </style:style>
    <style:style style:name="P3" style:family="paragraph" style:parent-style-name="Heading_20_1">
      <style:text-properties officeooo:rsid="0066c0b0" officeooo:paragraph-rsid="0066c0b0"/>
    </style:style>
    <style:style style:name="P4" style:family="paragraph" style:parent-style-name="Heading_20_1">
      <style:text-properties officeooo:rsid="006a29c5" officeooo:paragraph-rsid="006a29c5"/>
    </style:style>
    <style:style style:name="P5" style:family="paragraph" style:parent-style-name="Heading_20_1">
      <style:text-properties officeooo:rsid="00b150b9" officeooo:paragraph-rsid="00b150b9"/>
    </style:style>
    <style:style style:name="P6" style:family="paragraph" style:parent-style-name="Text_20_body" style:list-style-name="L1">
      <style:text-properties officeooo:paragraph-rsid="001863b3"/>
    </style:style>
    <style:style style:name="P7" style:family="paragraph" style:parent-style-name="Text_20_body" style:list-style-name="L1">
      <style:text-properties officeooo:rsid="001863b3" officeooo:paragraph-rsid="001863b3"/>
    </style:style>
    <style:style style:name="P8" style:family="paragraph" style:parent-style-name="Text_20_body" style:list-style-name="L1">
      <style:text-properties officeooo:rsid="00e4e019" officeooo:paragraph-rsid="00e4e019"/>
    </style:style>
    <style:style style:name="P9" style:family="paragraph" style:parent-style-name="Text_20_body" style:list-style-name="L1">
      <style:text-properties officeooo:rsid="00232b34" officeooo:paragraph-rsid="0044c46d"/>
    </style:style>
    <style:style style:name="P10" style:family="paragraph" style:parent-style-name="Text_20_body" style:list-style-name="L1">
      <style:text-properties officeooo:rsid="002017c8" officeooo:paragraph-rsid="0044c46d"/>
    </style:style>
    <style:style style:name="P11" style:family="paragraph" style:parent-style-name="Text_20_body" style:list-style-name="L1">
      <style:text-properties officeooo:rsid="00212db6" officeooo:paragraph-rsid="0044c46d"/>
    </style:style>
    <style:style style:name="P12" style:family="paragraph" style:parent-style-name="Text_20_body" style:list-style-name="L1">
      <style:text-properties officeooo:rsid="00341a66" officeooo:paragraph-rsid="00341a66"/>
    </style:style>
    <style:style style:name="P13" style:family="paragraph" style:parent-style-name="Text_20_body" style:list-style-name="L1">
      <style:text-properties officeooo:rsid="005e3430" officeooo:paragraph-rsid="006d1fc0"/>
    </style:style>
    <style:style style:name="P14" style:family="paragraph" style:parent-style-name="Text_20_body" style:list-style-name="L1">
      <style:text-properties officeooo:rsid="006d1fc0" officeooo:paragraph-rsid="006d1fc0"/>
    </style:style>
    <style:style style:name="P15" style:family="paragraph" style:parent-style-name="Text_20_body" style:list-style-name="L2">
      <style:text-properties officeooo:rsid="00a4aa5e" officeooo:paragraph-rsid="00a4aa5e"/>
    </style:style>
    <style:style style:name="P16" style:family="paragraph" style:parent-style-name="Text_20_body" style:list-style-name="L2">
      <style:text-properties officeooo:rsid="00a634fe" officeooo:paragraph-rsid="00a634fe"/>
    </style:style>
    <style:style style:name="P17" style:family="paragraph" style:parent-style-name="Text_20_body" style:list-style-name="L2">
      <style:text-properties officeooo:rsid="00748d30" officeooo:paragraph-rsid="00748d30"/>
    </style:style>
    <style:style style:name="P18" style:family="paragraph" style:parent-style-name="Text_20_body" style:list-style-name="L2">
      <style:text-properties officeooo:rsid="007630d7" officeooo:paragraph-rsid="007630d7"/>
    </style:style>
    <style:style style:name="P19" style:family="paragraph" style:parent-style-name="Text_20_body" style:list-style-name="L2">
      <style:text-properties officeooo:rsid="0077fc92" officeooo:paragraph-rsid="0077fc92"/>
    </style:style>
    <style:style style:name="P20" style:family="paragraph" style:parent-style-name="Text_20_body" style:list-style-name="L2">
      <style:text-properties fo:font-size="12pt" officeooo:rsid="007b8aea" officeooo:paragraph-rsid="007b8aea"/>
    </style:style>
    <style:style style:name="P21" style:family="paragraph" style:parent-style-name="Text_20_body" style:list-style-name="L2">
      <style:text-properties fo:font-size="12pt" officeooo:rsid="008bd5b2" officeooo:paragraph-rsid="008bd5b2"/>
    </style:style>
    <style:style style:name="P22" style:family="paragraph" style:parent-style-name="Text_20_body" style:list-style-name="L2">
      <style:text-properties fo:font-size="12pt" officeooo:rsid="00f53260" officeooo:paragraph-rsid="00f53260"/>
    </style:style>
    <style:style style:name="P23" style:family="paragraph" style:parent-style-name="Text_20_body" style:list-style-name="L2">
      <style:text-properties fo:font-size="12pt" officeooo:rsid="00a710b0" officeooo:paragraph-rsid="00a710b0"/>
    </style:style>
    <style:style style:name="P24" style:family="paragraph" style:parent-style-name="Text_20_body" style:list-style-name="L2">
      <style:text-properties fo:font-size="12pt" officeooo:rsid="00ab38cf" officeooo:paragraph-rsid="00ab38cf"/>
    </style:style>
    <style:style style:name="P25" style:family="paragraph" style:parent-style-name="Text_20_body" style:list-style-name="L2">
      <style:text-properties fo:font-size="12pt" officeooo:rsid="00ae0d82" officeooo:paragraph-rsid="00ae0d82"/>
    </style:style>
    <style:style style:name="P26" style:family="paragraph" style:parent-style-name="Text_20_body" style:list-style-name="L1">
      <style:text-properties fo:font-size="12pt" officeooo:rsid="00ae0d82" officeooo:paragraph-rsid="014bfb7d"/>
    </style:style>
    <style:style style:name="P27" style:family="paragraph" style:parent-style-name="Text_20_body" style:list-style-name="L2">
      <style:text-properties fo:font-size="12pt" officeooo:rsid="013e86b7" officeooo:paragraph-rsid="013e86b7"/>
    </style:style>
    <style:style style:name="P28" style:family="paragraph" style:parent-style-name="Text_20_body" style:list-style-name="L3">
      <style:text-properties officeooo:paragraph-rsid="00b150b9"/>
    </style:style>
    <style:style style:name="P29" style:family="paragraph" style:parent-style-name="Text_20_body" style:list-style-name="L3">
      <style:text-properties officeooo:paragraph-rsid="00b9dba5"/>
    </style:style>
    <style:style style:name="P30" style:family="paragraph" style:parent-style-name="Text_20_body" style:list-style-name="L3">
      <style:text-properties officeooo:paragraph-rsid="00c053f0"/>
    </style:style>
    <style:style style:name="P31" style:family="paragraph" style:parent-style-name="Text_20_body" style:list-style-name="L3">
      <style:text-properties officeooo:paragraph-rsid="00c0de66"/>
    </style:style>
    <style:style style:name="P32" style:family="paragraph" style:parent-style-name="Text_20_body" style:list-style-name="L3">
      <style:text-properties officeooo:paragraph-rsid="00d44a07"/>
    </style:style>
    <style:style style:name="P33" style:family="paragraph" style:parent-style-name="Text_20_body" style:list-style-name="L3">
      <style:text-properties officeooo:paragraph-rsid="00df3fe5"/>
    </style:style>
    <style:style style:name="P34" style:family="paragraph" style:parent-style-name="Text_20_body" style:list-style-name="L3">
      <style:text-properties officeooo:paragraph-rsid="00df4197"/>
    </style:style>
    <style:style style:name="P35" style:family="paragraph" style:parent-style-name="Text_20_body" style:list-style-name="L3">
      <style:text-properties officeooo:paragraph-rsid="00eda433"/>
    </style:style>
    <style:style style:name="P36" style:family="paragraph" style:parent-style-name="Text_20_body" style:list-style-name="L3">
      <style:text-properties officeooo:paragraph-rsid="01097497"/>
    </style:style>
    <style:style style:name="P37" style:family="paragraph" style:parent-style-name="Text_20_body" style:list-style-name="L3">
      <style:text-properties officeooo:rsid="00b82db1" officeooo:paragraph-rsid="00b82db1"/>
    </style:style>
    <style:style style:name="P38" style:family="paragraph" style:parent-style-name="Text_20_body" style:list-style-name="L3">
      <style:text-properties officeooo:rsid="00b9abef" officeooo:paragraph-rsid="00b9abef"/>
    </style:style>
    <style:style style:name="P39" style:family="paragraph" style:parent-style-name="Text_20_body" style:list-style-name="L1">
      <style:text-properties officeooo:rsid="01469e25" officeooo:paragraph-rsid="01469e25"/>
    </style:style>
    <style:style style:name="P40" style:family="paragraph" style:parent-style-name="Text_20_body" style:list-style-name="L1">
      <style:text-properties officeooo:rsid="0152fee2" officeooo:paragraph-rsid="01564935"/>
    </style:style>
    <style:style style:name="P41" style:family="paragraph" style:parent-style-name="Text_20_body" style:list-style-name="L1">
      <style:text-properties officeooo:rsid="0154b1b4" officeooo:paragraph-rsid="0154b1b4"/>
    </style:style>
    <style:style style:name="P42" style:family="paragraph" style:parent-style-name="Text_20_body" style:list-style-name="L1">
      <style:text-properties officeooo:rsid="01564131" officeooo:paragraph-rsid="015b3bff"/>
    </style:style>
    <style:style style:name="P43" style:family="paragraph" style:parent-style-name="Text_20_body" style:list-style-name="L1">
      <style:text-properties officeooo:rsid="015cde4f" officeooo:paragraph-rsid="015cde4f"/>
    </style:style>
    <style:style style:name="P44" style:family="paragraph" style:parent-style-name="Text_20_body" style:list-style-name="L1">
      <style:text-properties officeooo:rsid="0165ea47" officeooo:paragraph-rsid="0165ea47"/>
    </style:style>
    <style:style style:name="P45" style:family="paragraph" style:parent-style-name="Text_20_body" style:list-style-name="L1">
      <style:text-properties officeooo:rsid="016f0e29" officeooo:paragraph-rsid="016f0e29"/>
    </style:style>
    <style:style style:name="P46" style:family="paragraph" style:parent-style-name="Text_20_body" style:list-style-name="L1">
      <style:text-properties officeooo:rsid="017ff758" officeooo:paragraph-rsid="017ff758"/>
    </style:style>
    <style:style style:name="T1" style:family="text">
      <style:text-properties officeooo:rsid="00b82db1"/>
    </style:style>
    <style:style style:name="T2" style:family="text">
      <style:text-properties officeooo:rsid="00b9dba5"/>
    </style:style>
    <style:style style:name="T3" style:family="text">
      <style:text-properties officeooo:rsid="00c053f0"/>
    </style:style>
    <style:style style:name="T4" style:family="text">
      <style:text-properties officeooo:rsid="00c2c537"/>
    </style:style>
    <style:style style:name="T5" style:family="text">
      <style:text-properties officeooo:rsid="00d18264"/>
    </style:style>
    <style:style style:name="T6" style:family="text">
      <style:text-properties officeooo:rsid="00d3453b"/>
    </style:style>
    <style:style style:name="T7" style:family="text">
      <style:text-properties officeooo:rsid="00d44a07"/>
    </style:style>
    <style:style style:name="T8" style:family="text">
      <style:text-properties officeooo:rsid="00df3fe5"/>
    </style:style>
    <style:style style:name="T9" style:family="text">
      <style:text-properties officeooo:rsid="00df4197"/>
    </style:style>
    <style:style style:name="T10" style:family="text">
      <style:text-properties officeooo:rsid="00e06da3"/>
    </style:style>
    <style:style style:name="T11" style:family="text">
      <style:text-properties officeooo:rsid="00e394a7"/>
    </style:style>
    <style:style style:name="T12" style:family="text">
      <style:text-properties officeooo:rsid="00e6471c"/>
    </style:style>
    <style:style style:name="T13" style:family="text">
      <style:text-properties officeooo:rsid="00ea765a"/>
    </style:style>
    <style:style style:name="T14" style:family="text">
      <style:text-properties officeooo:rsid="00eb87a9"/>
    </style:style>
    <style:style style:name="T15" style:family="text">
      <style:text-properties officeooo:rsid="00ebac53"/>
    </style:style>
    <style:style style:name="T16" style:family="text">
      <style:text-properties officeooo:rsid="00eda433"/>
    </style:style>
    <style:style style:name="T17" style:family="text">
      <style:text-properties officeooo:rsid="00f05356"/>
    </style:style>
    <style:style style:name="T18" style:family="text">
      <style:text-properties officeooo:rsid="00f15709"/>
    </style:style>
    <style:style style:name="T19" style:family="text">
      <style:text-properties officeooo:rsid="00f434d0"/>
    </style:style>
    <style:style style:name="T20" style:family="text">
      <style:text-properties officeooo:rsid="00fe094f"/>
    </style:style>
    <style:style style:name="T21" style:family="text">
      <style:text-properties officeooo:rsid="01031917"/>
    </style:style>
    <style:style style:name="T22" style:family="text">
      <style:text-properties officeooo:rsid="0103d131"/>
    </style:style>
    <style:style style:name="T23" style:family="text">
      <style:text-properties officeooo:rsid="0103f008"/>
    </style:style>
    <style:style style:name="T24" style:family="text">
      <style:text-properties officeooo:rsid="0105ea9e"/>
    </style:style>
    <style:style style:name="T25" style:family="text">
      <style:text-properties officeooo:rsid="01066a84"/>
    </style:style>
    <style:style style:name="T26" style:family="text">
      <style:text-properties officeooo:rsid="0107fb42"/>
    </style:style>
    <style:style style:name="T27" style:family="text">
      <style:text-properties officeooo:rsid="01097497"/>
    </style:style>
    <style:style style:name="T28" style:family="text">
      <style:text-properties officeooo:rsid="0109ba48"/>
    </style:style>
    <style:style style:name="T29" style:family="text">
      <style:text-properties officeooo:rsid="010e7ab3"/>
    </style:style>
    <style:style style:name="T30" style:family="text">
      <style:text-properties officeooo:rsid="0113f786"/>
    </style:style>
    <style:style style:name="T31" style:family="text">
      <style:text-properties officeooo:rsid="011584d1"/>
    </style:style>
    <style:style style:name="T32" style:family="text">
      <style:text-properties officeooo:rsid="011797e7"/>
    </style:style>
    <style:style style:name="T33" style:family="text">
      <style:text-properties officeooo:rsid="01187a42"/>
    </style:style>
    <style:style style:name="T34" style:family="text">
      <style:text-properties officeooo:rsid="01189d6c"/>
    </style:style>
    <style:style style:name="T35" style:family="text">
      <style:text-properties officeooo:rsid="01191d97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officeooo:rsid="01499a75"/>
    </style:style>
    <style:style style:name="T38" style:family="text">
      <style:text-properties officeooo:rsid="0151330f"/>
    </style:style>
    <style:style style:name="T39" style:family="text">
      <style:text-properties officeooo:rsid="0154b1b4"/>
    </style:style>
    <style:style style:name="T40" style:family="text">
      <style:text-properties officeooo:rsid="01564935"/>
    </style:style>
    <style:style style:name="T41" style:family="text">
      <style:text-properties officeooo:rsid="015b3bff"/>
    </style:style>
    <style:style style:name="T42" style:family="text">
      <style:text-properties officeooo:rsid="015b90e0"/>
    </style:style>
    <style:style style:name="T43" style:family="text">
      <style:text-properties officeooo:rsid="0176f99b"/>
    </style:style>
    <style:style style:name="T44" style:family="text">
      <style:text-properties officeooo:rsid="017eb001"/>
    </style:style>
    <style:style style:name="T45" style:family="text">
      <style:text-properties officeooo:rsid="0182f670"/>
    </style:style>
    <style:style style:name="T46" style:family="text">
      <style:text-properties officeooo:rsid="0198364e"/>
    </style:style>
    <style:style style:name="T47" style:family="text">
      <style:text-properties officeooo:rsid="019d3b5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Interview Preparation</text:p>
      <text:p text:style-name="P2"/>
      <text:h text:style-name="P3" text:outline-level="1">General</text:h>
      <text:list xml:id="list3540825013" text:style-name="L1">
        <text:list-item>
          <text:p text:style-name="P7"><text:a xlink:type="simple" xlink:href="https://developer.mozilla.org/en-US/docs/Web/Performance/How_browsers_work" text:style-name="Internet_20_link" text:visited-style-name="Visited_20_Internet_20_Link">What is Browser ? How does it works ?</text:a></text:p>
          <text:list>
            <text:list-item>
              <text:p text:style-name="P39">Navigation</text:p>
            </text:list-item>
            <text:list-item>
              <text:p text:style-name="P39">TCP <text:span text:style-name="T39">handshake</text:span></text:p>
            </text:list-item>
            <text:list-item>
              <text:p text:style-name="P41">TLS negotiation</text:p>
            </text:list-item>
            <text:list-item>
              <text:p text:style-name="P39">Parsing</text:p>
            </text:list-item>
            <text:list-item>
              <text:p text:style-name="P39">Building the DOM tree <text:span text:style-name="T40">( First step )</text:span></text:p>
            </text:list-item>
            <text:list-item>
              <text:p text:style-name="P39">Preload <text:span text:style-name="T37">s</text:span>cann<text:span text:style-name="T38">er</text:span></text:p>
            </text:list-item>
            <text:list-item>
              <text:p text:style-name="P40">Building the CSSOM tree <text:span text:style-name="T40">( Second step )</text:span></text:p>
            </text:list-item>
            <text:list-item>
              <text:p text:style-name="P42">Render <text:span text:style-name="T42">tree</text:span> <text:span text:style-name="T40">( </text:span><text:span text:style-name="T41">Third</text:span><text:span text:style-name="T40"> step )</text:span></text:p>
            </text:list-item>
            <text:list-item>
              <text:p text:style-name="P43">Layout ( Fourth step )</text:p>
            </text:list-item>
            <text:list-item>
              <text:p text:style-name="P44">Paint ( Last step )</text:p>
            </text:list-item>
          </text:list>
        </text:list-item>
        <text:list-item>
          <text:p text:style-name="P26">Scripts: <text:a xlink:type="simple" xlink:href="https://developer.mozilla.org/en-US/docs/Web/API/HTMLScriptElement/async" text:style-name="Internet_20_link" text:visited-style-name="Visited_20_Internet_20_Link">async</text:a> <text:span text:style-name="T43">&amp;</text:span> <text:a xlink:type="simple" xlink:href="https://developer.mozilla.org/en-US/docs/Web/API/HTMLScriptElement/defer" text:style-name="Internet_20_link" text:visited-style-name="Visited_20_Internet_20_Link">defer</text:a></text:p>
        </text:list-item>
        <text:list-item>
          <text:p text:style-name="P6"><text:a xlink:type="simple" xlink:href="https://github.com/sudheerj/javascript-interview-questions?tab=readme-ov-file#what-are-the-event-phases-of-a-browser" text:style-name="Internet_20_link" text:visited-style-name="Visited_20_Internet_20_Link"><text:span text:style-name="T30">Event phases of a browser</text:span></text:a></text:p>
        </text:list-item>
        <text:list-item>
          <text:p text:style-name="P45"><text:a xlink:type="simple" xlink:href="https://developer.mozilla.org/en-US/docs/Web/JavaScript/Reference/Global_Objects/Proxy" text:style-name="Internet_20_link" text:visited-style-name="Visited_20_Internet_20_Link">What is proxy </text:a><text:a xlink:type="simple" xlink:href="https://developer.mozilla.org/en-US/docs/Web/JavaScript/Reference/Global_Objects/Proxy" text:style-name="Internet_20_link" text:visited-style-name="Visited_20_Internet_20_Link"><text:span text:style-name="T44">object </text:span></text:a><text:a xlink:type="simple" xlink:href="https://developer.mozilla.org/en-US/docs/Web/JavaScript/Reference/Global_Objects/Proxy" text:style-name="Internet_20_link" text:visited-style-name="Visited_20_Internet_20_Link">?</text:a></text:p>
        </text:list-item>
        <text:list-item>
          <text:p text:style-name="P8"><text:a xlink:type="simple" xlink:href="https://v8.dev/" text:style-name="Internet_20_link" text:visited-style-name="Visited_20_Internet_20_Link">What is V8 </text:a><text:a xlink:type="simple" xlink:href="https://v8.dev/" text:style-name="Internet_20_link" text:visited-style-name="Visited_20_Internet_20_Link"><text:span text:style-name="T12">Javascript </text:span></text:a><text:a xlink:type="simple" xlink:href="https://v8.dev/" text:style-name="Internet_20_link" text:visited-style-name="Visited_20_Internet_20_Link">Engine ?</text:a></text:p>
        </text:list-item>
        <text:list-item>
          <text:p text:style-name="P9"><text:a xlink:type="simple" xlink:href="https://developer.mozilla.org/en-US/docs/Learn/JavaScript/Client-side_web_APIs/Introduction" text:style-name="Internet_20_link" text:visited-style-name="Visited_20_Internet_20_Link">What are web APIs ?</text:a></text:p>
        </text:list-item>
        <text:list-item>
          <text:p text:style-name="P10">What is DOM ? How it works ?</text:p>
        </text:list-item>
        <text:list-item>
          <text:p text:style-name="P11">What is BOM ? How it works ?</text:p>
        </text:list-item>
        <text:list-item>
          <text:p text:style-name="P7"><text:a xlink:type="simple" xlink:href="https://career.comarch.com/blog/javascript-bundlers-is-it-worth-switching-from-webpack-to-vite/#:~:text=A%20bundler%20is%20a%20tool,performance%2C%20and%20reduce%20file%20sizes." text:style-name="Internet_20_link" text:visited-style-name="Visited_20_Internet_20_Link">What is bundler ? How does it works ?</text:a></text:p>
        </text:list-item>
        <text:list-item>
          <text:p text:style-name="P7"><text:a xlink:type="simple" xlink:href="https://babeljs.io/docs/" text:style-name="Internet_20_link" text:visited-style-name="Visited_20_Internet_20_Link">What is babel ? How does it works ?</text:a></text:p>
        </text:list-item>
        <text:list-item>
          <text:p text:style-name="P7"><text:a xlink:type="simple" xlink:href="https://blog.ag-grid.com/webpack-tutorial-understanding-how-it-works/" text:style-name="Internet_20_link" text:visited-style-name="Visited_20_Internet_20_Link">What is webpack ? How does it works ?</text:a></text:p>
        </text:list-item>
        <text:list-item>
          <text:p text:style-name="P46"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How 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<text:span text:style-name="T45">SVG </text:span></text:a><text:a xlink:type="simple" xlink:href="https://jenkov.com/tutorials/svg/displaying-svg-in-web-browsers.html#:~:text=Using%20the%20SVG%20element%20you,in%20the%20browser%20using%20JavaScript." text:style-name="Internet_20_link" text:visited-style-name="Visited_20_Internet_20_Link">works ?</text:a></text:p>
        </text:list-item>
        <text:list-item>
          <text:p text:style-name="P12"><text:a xlink:type="simple" xlink:href="https://www.naukri.com/code360/library/difference-between-packagejson-and-package-lockjson-files" text:style-name="Internet_20_link" text:visited-style-name="Visited_20_Internet_20_Link">What does package.json file do ? What is package-lock.</text:a><text:a xlink:type="simple" xlink:href="https://www.naukri.com/code360/library/difference-between-packagejson-and-package-lockjson-files" text:style-name="Internet_20_link" text:visited-style-name="Visited_20_Internet_20_Link"><text:span text:style-name="T46">json</text:span></text:a><text:a xlink:type="simple" xlink:href="https://www.naukri.com/code360/library/difference-between-packagejson-and-package-lockjson-files" text:style-name="Internet_20_link" text:visited-style-name="Visited_20_Internet_20_Link"> file ?</text:a></text:p>
        </text:list-item>
        <text:list-item>
          <text:p text:style-name="P13">Why other languages are not used to build web site frontend ? <text:span text:style-name="T47">( ChatGPT )</text:span></text:p>
        </text:list-item>
        <text:list-item>
          <text:p text:style-name="P14">Why Node.JS invented what’s the need ?</text:p>
        </text:list-item>
      </text:list>
      <text:h text:style-name="P4" text:outline-level="1"><text:soft-page-break/>Core Javascript</text:h>
      <text:list xml:id="list298691130" text:style-name="L2">
        <text:list-item>
          <text:p text:style-name="P15">Generators</text:p>
        </text:list-item>
        <text:list-item>
          <text:p text:style-name="P16">Closure</text:p>
        </text:list-item>
        <text:list-item>
          <text:p text:style-name="P17">Class</text:p>
          <text:list>
            <text:list-item>
              <text:p text:style-name="P18">Properties ( private, protected, public )</text:p>
            </text:list-item>
            <text:list-item>
              <text:p text:style-name="P19">Static</text:p>
            </text:list-item>
            <text:list-item>
              <text:p text:style-name="P19">Inheritance</text:p>
            </text:list-item>
          </text:list>
        </text:list-item>
        <text:list-item>
          <text:p text:style-name="P20">Object</text:p>
          <text:list>
            <text:list-item>
              <text:p text:style-name="P20">Different ways <text:span text:style-name="T20">to create</text:span></text:p>
            </text:list-item>
          </text:list>
        </text:list-item>
        <text:list-item>
          <text:p text:style-name="P21">Prototype <text:span text:style-name="T19">&amp; Prototypical inheritance</text:span></text:p>
        </text:list-item>
        <text:list-item>
          <text:p text:style-name="P22"><text:a xlink:type="simple" xlink:href="https://github.com/sudheerj/javascript-interview-questions?tab=readme-ov-file#do-all-objects-have-prototypes" text:style-name="Internet_20_link" text:visited-style-name="Visited_20_Internet_20_Link">Do all objects have prototypes ?</text:a></text:p>
        </text:list-item>
        <text:list-item>
          <text:p text:style-name="P23">Concurrency model &amp; Event Loop</text:p>
        </text:list-item>
        <text:list-item>
          <text:p text:style-name="P24">Shadow DOM</text:p>
        </text:list-item>
        <text:list-item>
          <text:p text:style-name="P25">Event Delegation</text:p>
        </text:list-item>
        <text:list-item>
          <text:p text:style-name="P25">Transpiling</text:p>
        </text:list-item>
        <text:list-item>
          <text:p text:style-name="P25">Proxy</text:p>
        </text:list-item>
        <text:list-item>
          <text:p text:style-name="P25"><text:span text:style-name="Strong_20_Emphasis"><text:span text:style-name="T36">Microtasks and Macrotasks</text:span></text:span><text:span text:style-name="T36">:</text:span></text:p>
        </text:list-item>
        <text:list-item>
          <text:p text:style-name="P25"><text:span text:style-name="Strong_20_Emphasis"><text:span text:style-name="T36">Tail Call Optimization (TCO)</text:span></text:span><text:span text:style-name="T36">:</text:span></text:p>
        </text:list-item>
        <text:list-item>
          <text:p text:style-name="P25">WeakRef</text:p>
        </text:list-item>
        <text:list-item>
          <text:p text:style-name="P27">Tree Shaking &amp; Code Splitting</text:p>
        </text:list-item>
        <text:list-item>
          <text:p text:style-name="P27">Lazy loading</text:p>
        </text:list-item>
      </text:list>
      <text:h text:style-name="P5" text:outline-level="1"><text:a xlink:type="simple" xlink:href="https://github.com/sudheerj/javascript-interview-questions" text:style-name="Internet_20_link" text:visited-style-name="Visited_20_Internet_20_Link">Sudheerj – Github</text:a></text:h>
      <text:list xml:id="list3540872536" text:style-name="L3">
        <text:list-item>
          <text:p text:style-name="P28"><text:a xlink:type="simple" xlink:href="https://github.com/sudheerj/javascript-interview-questions?tab=readme-ov-file#what-is-a-prototype-chain" text:style-name="Internet_20_link" text:visited-style-name="Visited_20_Internet_20_Link"><text:span text:style-name="T1">Prototype Chain</text:span></text:a></text:p>
        </text:list-item>
        <text:list-item>
          <text:p text:style-name="P37">Functions</text:p>
          <text:list>
            <text:list-item>
              <text:p text:style-name="P38"><text:a xlink:type="simple" xlink:href="https://github.com/sudheerj/javascript-interview-questions?tab=readme-ov-file#what-is-a-first-class-function" text:style-name="Internet_20_link" text:visited-style-name="Visited_20_Internet_20_Link">First class functions</text:a></text:p>
            </text:list-item>
            <text:list-item>
              <text:p text:style-name="P29"><text:a xlink:type="simple" xlink:href="https://github.com/sudheerj/javascript-interview-questions?tab=readme-ov-file#what-is-a-first-order-function" text:style-name="Internet_20_link" text:visited-style-name="Visited_20_Internet_20_Link"><text:span text:style-name="T2">First order function</text:span></text:a></text:p>
            </text:list-item>
            <text:list-item>
              <text:p text:style-name="P29"><text:a xlink:type="simple" xlink:href="https://github.com/sudheerj/javascript-interview-questions?tab=readme-ov-file#what-is-a-higher-order-function" text:style-name="Internet_20_link" text:visited-style-name="Visited_20_Internet_20_Link"><text:span text:style-name="T2">Higher order function</text:span></text:a><text:span text:style-name="T2"> </text:span><text:span text:style-name="T28">&amp; </text:span><text:a xlink:type="simple" xlink:href="https://github.com/sudheerj/javascript-interview-questions?tab=readme-ov-file#what-are-the-benefits-higher-order-functions" text:style-name="Internet_20_link" text:visited-style-name="Visited_20_Internet_20_Link"><text:span text:style-name="T28">Benefits</text:span></text:a></text:p>
            </text:list-item>
            <text:list-item>
              <text:p text:style-name="P29"><text:a xlink:type="simple" xlink:href="https://github.com/sudheerj/javascript-interview-questions?tab=readme-ov-file#what-is-a-unary-function" text:style-name="Internet_20_link" text:visited-style-name="Visited_20_Internet_20_Link"><text:span text:style-name="T2">Unary order function</text:span></text:a></text:p>
            </text:list-item>
            <text:list-item>
              <text:p text:style-name="P30"><text:a xlink:type="simple" xlink:href="https://github.com/sudheerj/javascript-interview-questions?tab=readme-ov-file#what-is-the-currying-function" text:style-name="Internet_20_link" text:visited-style-name="Visited_20_Internet_20_Link"><text:span text:style-name="T3">Currying function</text:span></text:a></text:p>
            </text:list-item>
            <text:list-item>
              <text:p text:style-name="P31"><text:a xlink:type="simple" xlink:href="https://github.com/sudheerj/javascript-interview-questions?tab=readme-ov-file#what-is-a-pure-function" text:style-name="Internet_20_link" text:visited-style-name="Visited_20_Internet_20_Link"><text:span text:style-name="T4">Pure function</text:span></text:a></text:p>
            </text:list-item>
          </text:list>
        </text:list-item>
        <text:list-item>
          <text:p text:style-name="P31"><text:a xlink:type="simple" xlink:href="https://github.com/sudheerj/javascript-interview-questions?tab=readme-ov-file#what-is-the-temporal-dead-zone" text:style-name="Internet_20_link" text:visited-style-name="Visited_20_Internet_20_Link"><text:span text:style-name="T5">Temporal Dead Zone</text:span></text:a></text:p>
        </text:list-item>
        <text:list-item>
          <text:p text:style-name="P31"><text:soft-page-break/><text:a xlink:type="simple" xlink:href="https://github.com/sudheerj/javascript-interview-questions?tab=readme-ov-file#what-is-memoization" text:style-name="Internet_20_link" text:visited-style-name="Visited_20_Internet_20_Link"><text:span text:style-name="T6">Memoization</text:span></text:a></text:p>
        </text:list-item>
        <text:list-item>
          <text:p text:style-name="P31"><text:a xlink:type="simple" xlink:href="https://github.com/sudheerj/javascript-interview-questions?tab=readme-ov-file#what-is-hoisting" text:style-name="Internet_20_link" text:visited-style-name="Visited_20_Internet_20_Link"><text:span text:style-name="T6">Hoisting</text:span></text:a></text:p>
        </text:list-item>
        <text:list-item>
          <text:p text:style-name="P32"><text:a xlink:type="simple" xlink:href="https://github.com/sudheerj/javascript-interview-questions?tab=readme-ov-file#what-are-modules" text:style-name="Internet_20_link" text:visited-style-name="Visited_20_Internet_20_Link"><text:span text:style-name="T7">Modules</text:span></text:a></text:p>
        </text:list-item>
        <text:list-item>
          <text:p text:style-name="P32"><text:a xlink:type="simple" xlink:href="https://github.com/sudheerj/javascript-interview-questions?tab=readme-ov-file#what-are-modules" text:style-name="Internet_20_link" text:visited-style-name="Visited_20_Internet_20_Link"><text:span text:style-name="T7">Event delegation</text:span></text:a></text:p>
        </text:list-item>
        <text:list-item>
          <text:p text:style-name="P32"><text:a xlink:type="simple" xlink:href="https://github.com/sudheerj/javascript-interview-questions?tab=readme-ov-file#what-is-tree-shaking" text:style-name="Internet_20_link" text:visited-style-name="Visited_20_Internet_20_Link"><text:span text:style-name="T7">Tree shaking</text:span></text:a></text:p>
        </text:list-item>
        <text:list-item>
          <text:p text:style-name="P33"><text:a xlink:type="simple" xlink:href="https://github.com/sudheerj/javascript-interview-questions?tab=readme-ov-file#what-is-a-weakset" text:style-name="Internet_20_link" text:visited-style-name="Visited_20_Internet_20_Link"><text:span text:style-name="T8">Weak Set</text:span></text:a></text:p>
        </text:list-item>
        <text:list-item>
          <text:p text:style-name="P33"><text:a xlink:type="simple" xlink:href="https://github.com/sudheerj/javascript-interview-questions?tab=readme-ov-file#what-is-a-weakset" text:style-name="Internet_20_link" text:visited-style-name="Visited_20_Internet_20_Link"><text:span text:style-name="T8">Weak Map</text:span></text:a></text:p>
        </text:list-item>
        <text:list-item>
          <text:p text:style-name="P34"><text:a xlink:type="simple" xlink:href="https://github.com/sudheerj/javascript-interview-questions?tab=readme-ov-file#what-are-the-two-types-of-loops-in-javascript" text:style-name="Internet_20_link" text:visited-style-name="Visited_20_Internet_20_Link"><text:span text:style-name="T9">Two types of loops</text:span></text:a></text:p>
        </text:list-item>
        <text:list-item>
          <text:p text:style-name="P34"><text:a xlink:type="simple" xlink:href="https://github.com/sudheerj/javascript-interview-questions?tab=readme-ov-file#what-is-an-event-loop" text:style-name="Internet_20_link" text:visited-style-name="Visited_20_Internet_20_Link"><text:span text:style-name="T10">Event Loop</text:span></text:a></text:p>
        </text:list-item>
        <text:list-item>
          <text:p text:style-name="P34"><text:a xlink:type="simple" xlink:href="https://github.com/sudheerj/javascript-interview-questions?tab=readme-ov-file#what-is-call-stack" text:style-name="Internet_20_link" text:visited-style-name="Visited_20_Internet_20_Link"><text:span text:style-name="T10">Call Stack</text:span></text:a></text:p>
        </text:list-item>
        <text:list-item>
          <text:p text:style-name="P34"><text:a xlink:type="simple" xlink:href="https://github.com/sudheerj/javascript-interview-questions?tab=readme-ov-file#what-is-obfuscation-in-javascript" text:style-name="Internet_20_link" text:visited-style-name="Visited_20_Internet_20_Link"><text:span text:style-name="T11">Obfuscation</text:span></text:a></text:p>
        </text:list-item>
        <text:list-item>
          <text:p text:style-name="P34"><text:a xlink:type="simple" xlink:href="https://github.com/sudheerj/javascript-interview-questions?tab=readme-ov-file#what-is-minification" text:style-name="Internet_20_link" text:visited-style-name="Visited_20_Internet_20_Link"><text:span text:style-name="T11">Minification</text:span></text:a></text:p>
        </text:list-item>
        <text:list-item>
          <text:p text:style-name="P34"><text:a xlink:type="simple" xlink:href="https://github.com/sudheerj/javascript-interview-questions?tab=readme-ov-file#what-is-a-decorator" text:style-name="Internet_20_link" text:visited-style-name="Visited_20_Internet_20_Link"><text:span text:style-name="T13">Decorator</text:span></text:a></text:p>
        </text:list-item>
        <text:list-item>
          <text:p text:style-name="P34"><text:a xlink:type="simple" xlink:href="https://github.com/sudheerj/javascript-interview-questions?tab=readme-ov-file#what-are-nesting-templates" text:style-name="Internet_20_link" text:visited-style-name="Visited_20_Internet_20_Link"><text:span text:style-name="T14">Nesting templates</text:span></text:a></text:p>
        </text:list-item>
        <text:list-item>
          <text:p text:style-name="P34"><text:a xlink:type="simple" xlink:href="https://github.com/sudheerj/javascript-interview-questions?tab=readme-ov-file#what-are-tagged-templates" text:style-name="Internet_20_link" text:visited-style-name="Visited_20_Internet_20_Link"><text:span text:style-name="T15">Tagged templates</text:span></text:a></text:p>
        </text:list-item>
        <text:list-item>
          <text:p text:style-name="P34"><text:a xlink:type="simple" xlink:href="https://github.com/sudheerj/javascript-interview-questions?tab=readme-ov-file#what-are-raw-strings" text:style-name="Internet_20_link" text:visited-style-name="Visited_20_Internet_20_Link"><text:span text:style-name="T15">Raw strings</text:span></text:a></text:p>
        </text:list-item>
        <text:list-item>
          <text:p text:style-name="P35"><text:a xlink:type="simple" xlink:href="https://github.com/sudheerj/javascript-interview-questions?tab=readme-ov-file#what-are-enhanced-object-literals" text:style-name="Internet_20_link" text:visited-style-name="Visited_20_Internet_20_Link"><text:span text:style-name="T16">Enhaced object literals</text:span></text:a></text:p>
        </text:list-item>
        <text:list-item>
          <text:p text:style-name="P35"><text:a xlink:type="simple" xlink:href="https://github.com/sudheerj/javascript-interview-questions?tab=readme-ov-file#what-are-dynamic-imports" text:style-name="Internet_20_link" text:visited-style-name="Visited_20_Internet_20_Link"><text:span text:style-name="T17">Dynamic imports</text:span></text:a></text:p>
        </text:list-item>
        <text:list-item>
          <text:p text:style-name="P35"><text:a xlink:type="simple" xlink:href="https://github.com/sudheerj/javascript-interview-questions?tab=readme-ov-file#what-is-collation" text:style-name="Internet_20_link" text:visited-style-name="Visited_20_Internet_20_Link"><text:span text:style-name="T18">Collation</text:span></text:a></text:p>
        </text:list-item>
        <text:list-item>
          <text:p text:style-name="P35"><text:a xlink:type="simple" xlink:href="https://github.com/sudheerj/javascript-interview-questions?tab=readme-ov-file#does-javascript-uses-mixins" text:style-name="Internet_20_link" text:visited-style-name="Visited_20_Internet_20_Link"><text:span text:style-name="T21">Mixins</text:span></text:a></text:p>
        </text:list-item>
        <text:list-item>
          <text:p text:style-name="P35"><text:a xlink:type="simple" xlink:href="https://github.com/sudheerj/javascript-interview-questions?tab=readme-ov-file#what-is-a-thunk-function" text:style-name="Internet_20_link" text:visited-style-name="Visited_20_Internet_20_Link"><text:span text:style-name="T22">Thunk function</text:span></text:a></text:p>
        </text:list-item>
        <text:list-item>
          <text:p text:style-name="P35"><text:a xlink:type="simple" xlink:href="https://github.com/sudheerj/javascript-interview-questions?tab=readme-ov-file#what-are-asynchronous-thunks" text:style-name="Internet_20_link" text:visited-style-name="Visited_20_Internet_20_Link"><text:span text:style-name="T23">Asynchronous thunks</text:span></text:a></text:p>
        </text:list-item>
        <text:list-item>
          <text:p text:style-name="P35"><text:a xlink:type="simple" xlink:href="https://github.com/sudheerj/javascript-interview-questions?tab=readme-ov-file#what-are-wrapper-objects" text:style-name="Internet_20_link" text:visited-style-name="Visited_20_Internet_20_Link"><text:span text:style-name="T24">Wrapper Objects</text:span></text:a></text:p>
        </text:list-item>
        <text:list-item>
          <text:p text:style-name="P35"><text:a xlink:type="simple" xlink:href="https://github.com/sudheerj/javascript-interview-questions?tab=readme-ov-file#what-is-minimum-timeout-throttling" text:style-name="Internet_20_link" text:visited-style-name="Visited_20_Internet_20_Link"><text:span text:style-name="T25">Minimum timeout throttling</text:span></text:a></text:p>
        </text:list-item>
        <text:list-item>
          <text:p text:style-name="P35"><text:a xlink:type="simple" xlink:href="https://github.com/sudheerj/javascript-interview-questions?tab=readme-ov-file#how-do-you-implement-zero-timeout-in-modern-browsers" text:style-name="Internet_20_link" text:visited-style-name="Visited_20_Internet_20_Link"><text:span text:style-name="T26">Implement zero timeout in modern browsers</text:span></text:a></text:p>
        </text:list-item>
        <text:list-item>
          <text:p text:style-name="P36"><text:a xlink:type="simple" xlink:href="https://github.com/sudheerj/javascript-interview-questions?tab=readme-ov-file#what-paradigm-is-javascript" text:style-name="Internet_20_link" text:visited-style-name="Visited_20_Internet_20_Link"><text:span text:style-name="T27">Paradigm in javascript</text:span></text:a></text:p>
        </text:list-item>
        <text:list-item>
          <text:p text:style-name="P36"><text:a xlink:type="simple" xlink:href="https://github.com/sudheerj/javascript-interview-questions?tab=readme-ov-file#how-do-you-create-polyfills-for-map-filter-and-reduce-methods" text:style-name="Internet_20_link" text:visited-style-name="Visited_20_Internet_20_Link"><text:span text:style-name="T29">Create polyfills - map, filter, reduce</text:span></text:a></text:p>
        </text:list-item>
        <text:list-item>
          <text:p text:style-name="P36"><text:a xlink:type="simple" xlink:href="https://github.com/sudheerj/javascript-interview-questions?tab=readme-ov-file#what-are-hidden-classes" text:style-name="Internet_20_link" text:visited-style-name="Visited_20_Internet_20_Link"><text:span text:style-name="T31">Hidden classes</text:span></text:a></text:p>
        </text:list-item>
        <text:list-item>
          <text:p text:style-name="P36"><text:a xlink:type="simple" xlink:href="https://github.com/sudheerj/javascript-interview-questions?tab=readme-ov-file#what-is-inline-caching" text:style-name="Internet_20_link" text:visited-style-name="Visited_20_Internet_20_Link"><text:span text:style-name="T32">Inline caching</text:span></text:a></text:p>
        </text:list-item>
        <text:list-item>
          <text:p text:style-name="P36"><text:a xlink:type="simple" xlink:href="https://github.com/sudheerj/javascript-interview-questions?tab=readme-ov-file#what-is-lexical-scope" text:style-name="Internet_20_link" text:visited-style-name="Visited_20_Internet_20_Link"><text:span text:style-name="T33">Lexical scope</text:span></text:a></text:p>
        </text:list-item>
        <text:list-item>
          <text:p text:style-name="P36"><text:a xlink:type="simple" xlink:href="https://github.com/sudheerj/javascript-interview-questions?tab=readme-ov-file#what-are-the-different-ways-to-execute-external-scripts" text:style-name="Internet_20_link" text:visited-style-name="Visited_20_Internet_20_Link"><text:span text:style-name="T34">Ways to execute external script</text:span></text:a></text:p>
        </text:list-item>
        <text:list-item>
          <text:p text:style-name="P36"><text:a xlink:type="simple" xlink:href="https://github.com/sudheerj/javascript-interview-questions?tab=readme-ov-file#how-to-find-the-number-of-parameters-expected-by-a-function" text:style-name="Internet_20_link" text:visited-style-name="Visited_20_Internet_20_Link"><text:span text:style-name="T35">Count function parameters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BlinkMacSystemFont, 'Segoe UI', Roboto, Oxygen, Ubuntu, Cantarell, 'Fira Sans', 'Droid Sans', 'Helvetica Neu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2:57:30.090767398</meta:creation-date>
    <meta:generator>LibreOffice/7.3.7.2$Linux_X86_64 LibreOffice_project/30$Build-2</meta:generator>
    <dc:date>2024-08-21T23:42:05.333810891</dc:date>
    <meta:editing-duration>PT16H35M33S</meta:editing-duration>
    <meta:editing-cycles>119</meta:editing-cycles>
    <meta:document-statistic meta:table-count="0" meta:image-count="0" meta:object-count="0" meta:page-count="3" meta:paragraph-count="90" meta:word-count="397" meta:character-count="2023" meta:non-whitespace-character-count="1801"/>
  </office:meta>
</office:document-meta>
</file>